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1cm" loext:contextual-spacing="false" fo:text-align="center" style:justify-single-word="false"/>
      <style:text-properties fo:font-size="12pt" fo:font-weight="normal" officeooo:rsid="003a6a6e" officeooo:paragraph-rsid="0045223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1cm" loext:contextual-spacing="false" fo:text-align="center" style:justify-single-word="false"/>
      <style:text-properties fo:font-size="16pt" fo:font-weight="bold" officeooo:rsid="003a6a6e" officeooo:paragraph-rsid="003a6a6e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 style:list-style-name="L1">
      <style:text-properties officeooo:paragraph-rsid="000d701a"/>
    </style:style>
    <style:style style:name="P5" style:family="paragraph" style:parent-style-name="Standard" style:list-style-name="L1">
      <style:text-properties officeooo:paragraph-rsid="0013327c"/>
    </style:style>
    <style:style style:name="P6" style:family="paragraph" style:parent-style-name="Standard" style:list-style-name="L1">
      <style:text-properties officeooo:paragraph-rsid="0029720b"/>
    </style:style>
    <style:style style:name="P7" style:family="paragraph" style:parent-style-name="Standard" style:list-style-name="L1">
      <style:text-properties officeooo:rsid="000d701a" officeooo:paragraph-rsid="000d701a"/>
    </style:style>
    <style:style style:name="P8" style:family="paragraph" style:parent-style-name="Standard" style:list-style-name="L1">
      <style:text-properties officeooo:rsid="0038edb2" officeooo:paragraph-rsid="0038edb2"/>
    </style:style>
    <style:style style:name="P9" style:family="paragraph" style:parent-style-name="Standard" style:list-style-name="L1">
      <style:text-properties officeooo:rsid="001446d8" officeooo:paragraph-rsid="001446d8"/>
    </style:style>
    <style:style style:name="P10" style:family="paragraph" style:parent-style-name="Standard" style:list-style-name="L1">
      <style:text-properties officeooo:rsid="000da583" officeooo:paragraph-rsid="000da583"/>
    </style:style>
    <style:style style:name="P11" style:family="paragraph" style:parent-style-name="Standard" style:list-style-name="L1">
      <style:text-properties officeooo:rsid="00116b5a" officeooo:paragraph-rsid="00116b5a"/>
    </style:style>
    <style:style style:name="P12" style:family="paragraph" style:parent-style-name="Standard" style:list-style-name="L1">
      <style:text-properties officeooo:rsid="00116b5a" officeooo:paragraph-rsid="0013327c"/>
    </style:style>
    <style:style style:name="P13" style:family="paragraph" style:parent-style-name="Standard" style:list-style-name="L1">
      <style:text-properties officeooo:rsid="000f9bbe" officeooo:paragraph-rsid="000f9bbe"/>
    </style:style>
    <style:style style:name="P14" style:family="paragraph" style:parent-style-name="Standard" style:list-style-name="L1">
      <style:text-properties fo:language="ru" fo:country="RU" officeooo:rsid="00116b5a" officeooo:paragraph-rsid="00116b5a"/>
    </style:style>
    <style:style style:name="P15" style:family="paragraph" style:parent-style-name="Standard" style:list-style-name="L1">
      <style:text-properties fo:language="ru" fo:country="RU" officeooo:rsid="0029720b" officeooo:paragraph-rsid="0029720b"/>
    </style:style>
    <style:style style:name="P16" style:family="paragraph" style:parent-style-name="Standard" style:list-style-name="L1">
      <style:text-properties fo:language="ru" fo:country="RU" officeooo:rsid="0013327c" officeooo:paragraph-rsid="0013327c"/>
    </style:style>
    <style:style style:name="P17" style:family="paragraph" style:parent-style-name="Standard" style:list-style-name="L1">
      <style:text-properties fo:language="ru" fo:country="RU" officeooo:rsid="001446d8" officeooo:paragraph-rsid="001446d8"/>
    </style:style>
    <style:style style:name="P18" style:family="paragraph" style:parent-style-name="Standard" style:list-style-name="L1">
      <style:text-properties fo:language="ru" fo:country="RU" officeooo:rsid="0014bb7a" officeooo:paragraph-rsid="0014bb7a"/>
    </style:style>
    <style:style style:name="P19" style:family="paragraph" style:parent-style-name="Standard" style:list-style-name="L1">
      <style:text-properties fo:language="ru" fo:country="RU" officeooo:rsid="00158f53" officeooo:paragraph-rsid="00158f53"/>
    </style:style>
    <style:style style:name="P20" style:family="paragraph" style:parent-style-name="Standard" style:list-style-name="L1">
      <style:text-properties fo:language="ru" fo:country="RU" officeooo:rsid="0015a8d3" officeooo:paragraph-rsid="0015a8d3"/>
    </style:style>
    <style:style style:name="P21" style:family="paragraph" style:parent-style-name="Standard" style:list-style-name="L1">
      <style:text-properties fo:language="ru" fo:country="RU" officeooo:rsid="00177000" officeooo:paragraph-rsid="00177000"/>
    </style:style>
    <style:style style:name="P22" style:family="paragraph" style:parent-style-name="Standard" style:list-style-name="L1">
      <style:text-properties fo:language="ru" fo:country="RU" officeooo:rsid="001a04ac" officeooo:paragraph-rsid="001a04ac"/>
    </style:style>
    <style:style style:name="P23" style:family="paragraph" style:parent-style-name="Standard" style:list-style-name="L1">
      <style:text-properties fo:language="ru" fo:country="RU" officeooo:rsid="001a04ac" officeooo:paragraph-rsid="002068f1"/>
    </style:style>
    <style:style style:name="P24" style:family="paragraph" style:parent-style-name="Standard" style:list-style-name="L1">
      <style:text-properties fo:language="ru" fo:country="RU" officeooo:rsid="001bcd70" officeooo:paragraph-rsid="001bcd70"/>
    </style:style>
    <style:style style:name="P25" style:family="paragraph" style:parent-style-name="Standard" style:list-style-name="L1">
      <style:text-properties fo:language="ru" fo:country="RU" officeooo:rsid="001c1ee8" officeooo:paragraph-rsid="001c1ee8"/>
    </style:style>
    <style:style style:name="P26" style:family="paragraph" style:parent-style-name="Standard" style:list-style-name="L1">
      <style:text-properties fo:language="ru" fo:country="RU" officeooo:rsid="001d342a" officeooo:paragraph-rsid="001d342a"/>
    </style:style>
    <style:style style:name="P27" style:family="paragraph" style:parent-style-name="Standard" style:list-style-name="L1">
      <style:text-properties fo:language="ru" fo:country="RU" officeooo:rsid="002068f1" officeooo:paragraph-rsid="002068f1"/>
    </style:style>
    <style:style style:name="P28" style:family="paragraph" style:parent-style-name="Standard" style:list-style-name="L1">
      <style:text-properties fo:language="ru" fo:country="RU" officeooo:rsid="0020f03b" officeooo:paragraph-rsid="0020f03b"/>
    </style:style>
    <style:style style:name="P29" style:family="paragraph" style:parent-style-name="Standard" style:list-style-name="L1">
      <style:text-properties fo:language="ru" fo:country="RU" officeooo:rsid="0022d260" officeooo:paragraph-rsid="0022d260"/>
    </style:style>
    <style:style style:name="P30" style:family="paragraph" style:parent-style-name="Standard" style:list-style-name="L1">
      <style:text-properties fo:language="ru" fo:country="RU" officeooo:rsid="002631c3" officeooo:paragraph-rsid="002631c3"/>
    </style:style>
    <style:style style:name="P31" style:family="paragraph" style:parent-style-name="Standard" style:list-style-name="L1">
      <style:text-properties fo:language="ru" fo:country="RU" officeooo:rsid="0027cf21" officeooo:paragraph-rsid="0027cf21"/>
    </style:style>
    <style:style style:name="P32" style:family="paragraph" style:parent-style-name="Standard" style:list-style-name="L1">
      <style:text-properties fo:language="ru" fo:country="RU" officeooo:rsid="002a6c4e" officeooo:paragraph-rsid="002a6c4e"/>
    </style:style>
    <style:style style:name="P33" style:family="paragraph" style:parent-style-name="Standard" style:list-style-name="L1">
      <style:text-properties fo:language="ru" fo:country="RU" officeooo:rsid="002b9d1a" officeooo:paragraph-rsid="002b9d1a"/>
    </style:style>
    <style:style style:name="P34" style:family="paragraph" style:parent-style-name="Standard" style:list-style-name="L1">
      <style:text-properties fo:language="ru" fo:country="RU" officeooo:rsid="0040b66f" officeooo:paragraph-rsid="0040b66f"/>
    </style:style>
    <style:style style:name="P35" style:family="paragraph" style:parent-style-name="Standard" style:list-style-name="L1">
      <style:text-properties fo:language="ru" fo:country="RU" officeooo:rsid="003f27ec" officeooo:paragraph-rsid="003f27ec"/>
    </style:style>
    <style:style style:name="P36" style:family="paragraph" style:parent-style-name="Standard" style:list-style-name="L1">
      <style:text-properties fo:language="ru" fo:country="RU" officeooo:rsid="003f27ec" officeooo:paragraph-rsid="0040b66f"/>
    </style:style>
    <style:style style:name="P37" style:family="paragraph" style:parent-style-name="Standard" style:list-style-name="L1">
      <style:text-properties fo:language="ru" fo:country="RU" officeooo:rsid="00408680" officeooo:paragraph-rsid="00408680"/>
    </style:style>
    <style:style style:name="P38" style:family="paragraph" style:parent-style-name="Standard" style:list-style-name="L1">
      <style:text-properties fo:language="ru" fo:country="RU" officeooo:rsid="0041dc76" officeooo:paragraph-rsid="0041dc76"/>
    </style:style>
    <style:style style:name="P39" style:family="paragraph" style:parent-style-name="Standard" style:list-style-name="L1">
      <style:text-properties fo:language="ru" fo:country="RU" officeooo:rsid="002db47b" officeooo:paragraph-rsid="002db47b"/>
    </style:style>
    <style:style style:name="P40" style:family="paragraph" style:parent-style-name="Standard" style:list-style-name="L1">
      <style:text-properties fo:language="ru" fo:country="RU" officeooo:rsid="002ed1ee" officeooo:paragraph-rsid="002ed1ee"/>
    </style:style>
    <style:style style:name="P41" style:family="paragraph" style:parent-style-name="Standard" style:list-style-name="L1">
      <style:text-properties fo:language="ru" fo:country="RU" officeooo:rsid="002fb272" officeooo:paragraph-rsid="002fb272"/>
    </style:style>
    <style:style style:name="P42" style:family="paragraph" style:parent-style-name="Standard" style:list-style-name="L1">
      <style:text-properties fo:language="ru" fo:country="RU" officeooo:rsid="0035f80b" officeooo:paragraph-rsid="0035f80b"/>
    </style:style>
    <style:style style:name="P43" style:family="paragraph" style:parent-style-name="Standard" style:list-style-name="L1">
      <style:text-properties fo:language="ru" fo:country="RU" officeooo:rsid="0037da16" officeooo:paragraph-rsid="0037da16"/>
    </style:style>
    <style:style style:name="P44" style:family="paragraph" style:parent-style-name="Standard" style:list-style-name="L1">
      <style:text-properties fo:language="ru" fo:country="RU" officeooo:rsid="00440161" officeooo:paragraph-rsid="00440161"/>
    </style:style>
    <style:style style:name="P45" style:family="paragraph" style:parent-style-name="Standard" style:list-style-name="L1">
      <style:text-properties fo:language="ru" fo:country="RU" officeooo:rsid="00443a46" officeooo:paragraph-rsid="00443a46"/>
    </style:style>
    <style:style style:name="P46" style:family="paragraph" style:parent-style-name="Standard" style:list-style-name="L1">
      <style:text-properties officeooo:rsid="0014bb7a" officeooo:paragraph-rsid="0014bb7a"/>
    </style:style>
    <style:style style:name="P47" style:family="paragraph" style:parent-style-name="Standard" style:list-style-name="L1">
      <style:text-properties fo:language="en" fo:country="US" officeooo:rsid="0014bb7a" officeooo:paragraph-rsid="0014bb7a"/>
    </style:style>
    <style:style style:name="P48" style:family="paragraph" style:parent-style-name="Standard" style:list-style-name="L1">
      <style:text-properties fo:language="en" fo:country="US" officeooo:rsid="00158f53" officeooo:paragraph-rsid="00158f53"/>
    </style:style>
    <style:style style:name="P49" style:family="paragraph" style:parent-style-name="Standard" style:list-style-name="L1">
      <style:text-properties fo:language="en" fo:country="US" officeooo:rsid="002ed1ee" officeooo:paragraph-rsid="002ed1ee"/>
    </style:style>
    <style:style style:name="P50" style:family="paragraph" style:parent-style-name="Standard" style:list-style-name="L1">
      <style:text-properties fo:language="en" fo:country="US" officeooo:rsid="0037da16" officeooo:paragraph-rsid="0037da16"/>
    </style:style>
    <style:style style:name="P51" style:family="paragraph" style:parent-style-name="Standard" style:list-style-name="L1">
      <style:text-properties officeooo:rsid="002a6c4e" officeooo:paragraph-rsid="002a6c4e"/>
    </style:style>
    <style:style style:name="T1" style:family="text">
      <style:text-properties officeooo:rsid="000d701a"/>
    </style:style>
    <style:style style:name="T2" style:family="text">
      <style:text-properties officeooo:rsid="000da58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3327c"/>
    </style:style>
    <style:style style:name="T5" style:family="text">
      <style:text-properties fo:language="en" fo:country="US" officeooo:rsid="0034e40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3327c"/>
    </style:style>
    <style:style style:name="T8" style:family="text">
      <style:text-properties fo:language="ru" fo:country="RU" officeooo:rsid="00116b5a"/>
    </style:style>
    <style:style style:name="T9" style:family="text">
      <style:text-properties fo:language="ru" fo:country="RU" officeooo:rsid="0015a8d3"/>
    </style:style>
    <style:style style:name="T10" style:family="text">
      <style:text-properties fo:language="ru" fo:country="RU" officeooo:rsid="002631c3"/>
    </style:style>
    <style:style style:name="T11" style:family="text">
      <style:text-properties fo:language="ru" fo:country="RU" officeooo:rsid="0029720b"/>
    </style:style>
    <style:style style:name="T12" style:family="text">
      <style:text-properties officeooo:rsid="00177000"/>
    </style:style>
    <style:style style:name="T13" style:family="text">
      <style:text-properties officeooo:rsid="00258eb0"/>
    </style:style>
    <style:style style:name="T14" style:family="text">
      <style:text-properties officeooo:rsid="00312849"/>
    </style:style>
    <style:style style:name="T15" style:family="text">
      <style:text-properties officeooo:rsid="0032cafa"/>
    </style:style>
    <style:style style:name="T16" style:family="text">
      <style:text-properties officeooo:rsid="003472ee"/>
    </style:style>
    <style:style style:name="T17" style:family="text">
      <style:text-properties officeooo:rsid="0037da16"/>
    </style:style>
    <style:style style:name="T18" style:family="text">
      <style:text-properties officeooo:rsid="0043932e"/>
    </style:style>
    <style:style style:name="T19" style:family="text">
      <style:text-properties officeooo:rsid="00443a4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курса СES01 «Основы электроники и схемотехники»</text:p>
      <text:list xml:id="list3480465591" text:style-name="L1">
        <text:list-item>
          <text:p text:style-name="P4"><text:span text:style-name="T13">Введение</text:span><text:span text:style-name="T1">. </text:span><text:span text:style-name="T14">(3)</text:span></text:p>
          <text:list>
            <text:list-item>
              <text:p text:style-name="P7">Электростатика.</text:p>
              <text:list>
                <text:list-item>
                  <text:p text:style-name="P7">Понятие электрического заряда. Взаимодействие статических зарядов. Закон Кулона.</text:p>
                </text:list-item>
                <text:list-item>
                  <text:p text:style-name="P7">Электрическое поле. Напряженность поля.</text:p>
                </text:list-item>
                <text:list-item>
                  <text:p text:style-name="P7">Работа заряда в поле. Потенциал.</text:p>
                </text:list-item>
                <text:list-item>
                  <text:p text:style-name="P7">Напряжение и ток. <text:span text:style-name="T2">Источники напряжения и тока. </text:span><text:span text:style-name="T12">Измерение.</text:span></text:p>
                </text:list-item>
                <text:list-item>
                  <text:p text:style-name="P8">Магнитное поле. Действие на движущиеся заряды. Электромагнитная индукция.</text:p>
                </text:list-item>
              </text:list>
            </text:list-item>
            <text:list-item>
              <text:p text:style-name="P9">Правила Кирхгофа.</text:p>
            </text:list-item>
            <text:list-item>
              <text:p text:style-name="P10">Резистор. </text:p>
              <text:list>
                <text:list-item>
                  <text:p text:style-name="P11">Устройство.</text:p>
                </text:list-item>
                <text:list-item>
                  <text:p text:style-name="P10">Закон Ома. Сопротивление и проводимость.</text:p>
                </text:list-item>
                <text:list-item>
                  <text:p text:style-name="P10">Мощность, выделяемая резистором.</text:p>
                </text:list-item>
                <text:list-item>
                  <text:p text:style-name="P10">Тепловое сопротивление.</text:p>
                </text:list-item>
                <text:list-item>
                  <text:p text:style-name="P10">Параллельное и последовательное включение.</text:p>
                </text:list-item>
                <text:list-item>
                  <text:p text:style-name="P10">Делитель напряжения.</text:p>
                </text:list-item>
              </text:list>
            </text:list-item>
            <text:list-item>
              <text:p text:style-name="P10">Эквивалентные преобразования схем.</text:p>
              <text:list>
                <text:list-item>
                  <text:p text:style-name="P10">Теорема Тевенина.</text:p>
                </text:list-item>
                <text:list-item>
                  <text:p text:style-name="P10">Теорема Нортона.</text:p>
                </text:list-item>
              </text:list>
            </text:list-item>
            <text:list-item>
              <text:p text:style-name="P10">Нелинейные элементы. Динамическое (дифференциальное) сопротивление.</text:p>
              <text:list>
                <text:list-item>
                  <text:p text:style-name="P13">Диод.</text:p>
                </text:list-item>
                <text:list-item>
                  <text:p text:style-name="P13">Стабилитрон (диод Зенера).</text:p>
                </text:list-item>
                <text:list-item>
                  <text:p text:style-name="P13">Туннельный диод.</text:p>
                </text:list-item>
              </text:list>
            </text:list-item>
          </text:list>
        </text:list-item>
        <text:list-item>
          <text:p text:style-name="P13">Сигналы. <text:span text:style-name="T14">(1)</text:span></text:p>
          <text:list>
            <text:list-item>
              <text:p text:style-name="P13">Синусоидальный сигнал. Амплитуда, частота, фаза.</text:p>
            </text:list-item>
            <text:list-item>
              <text:p text:style-name="P13">Пилообразный и треугольный сигнал.</text:p>
            </text:list-item>
            <text:list-item>
              <text:p text:style-name="P13">Шум. Характеристики шума.</text:p>
            </text:list-item>
            <text:list-item>
              <text:p text:style-name="P11">Меандр. Импульсы.</text:p>
            </text:list-item>
            <text:list-item>
              <text:p text:style-name="P13">Пиковое и эффективное (действующее) значение амплитуды.</text:p>
            </text:list-item>
            <text:list-item>
              <text:p text:style-name="P13">Измерение амплитуды Линейная и логарифмическая шкалы.</text:p>
            </text:list-item>
            <text:list-item>
              <text:p text:style-name="P11">Логические сигналы.</text:p>
            </text:list-item>
          </text:list>
        </text:list-item>
        <text:list-item>
          <text:p text:style-name="P11">Реактивные элементы. <text:span text:style-name="T14">(4)</text:span></text:p>
          <text:list>
            <text:list-item>
              <text:p text:style-name="P11">Конденсатор.</text:p>
              <text:list>
                <text:list-item>
                  <text:p text:style-name="P11">Устройство.</text:p>
                </text:list-item>
                <text:list-item>
                  <text:p text:style-name="P11">Емкость. Единицы измерения.</text:p>
                </text:list-item>
                <text:list-item>
                  <text:p text:style-name="P11">Поведение на постоянном и переменном токе.</text:p>
                </text:list-item>
                <text:list-item>
                  <text:p text:style-name="P11">Параллельное и последовательное включение.</text:p>
                </text:list-item>
                <text:list-item>
                  <text:p text:style-name="P11">Процессы в <text:span text:style-name="T3">RC-</text:span><text:span text:style-name="T6">цепях. Дифференцирующие и интегрирующие цепи.</text:span></text:p>
                </text:list-item>
                <text:list-item>
                  <text:p text:style-name="P14">Влияние паразитных емкостей.</text:p>
                </text:list-item>
                <text:list-item>
                  <text:p text:style-name="P15">Отличия реальных конденсаторов от идеального.</text:p>
                </text:list-item>
              </text:list>
            </text:list-item>
            <text:list-item>
              <text:p text:style-name="P16">Индуктивность.</text:p>
              <text:list>
                <text:list-item>
                  <text:p text:style-name="P16">Устройство.</text:p>
                </text:list-item>
                <text:list-item>
                  <text:p text:style-name="P16">Единицы измерения.</text:p>
                </text:list-item>
                <text:list-item>
                  <text:p text:style-name="P12">Поведение на постоянном и переменном токе.</text:p>
                </text:list-item>
                <text:list-item>
                  <text:p text:style-name="P12"><text:soft-page-break/>Параллельное и последовательное включение.</text:p>
                </text:list-item>
                <text:list-item>
                  <text:p text:style-name="P12">Процессы в <text:span text:style-name="T3">R</text:span><text:span text:style-name="T4">L</text:span><text:span text:style-name="T3">-</text:span><text:span text:style-name="T6">цепях. Дифференцирующие и интегрирующие цепи.</text:span></text:p>
                </text:list-item>
                <text:list-item>
                  <text:p text:style-name="P5"><text:span text:style-name="T8">Влияние паразитных </text:span><text:span text:style-name="T7">индуктивн</text:span><text:span text:style-name="T8">остей.</text:span></text:p>
                </text:list-item>
                <text:list-item>
                  <text:p text:style-name="P6"><text:span text:style-name="T11">Отличия реальных </text:span><text:span text:style-name="T7">индуктивн</text:span><text:span text:style-name="T8">остей</text:span><text:span text:style-name="T11"> от идеальной.</text:span></text:p>
                </text:list-item>
              </text:list>
            </text:list-item>
            <text:list-item>
              <text:p text:style-name="P9"><text:span text:style-name="T8">Т</text:span><text:span text:style-name="T6">рансформатор.</text:span></text:p>
              <text:list>
                <text:list-item>
                  <text:p text:style-name="P17">Устройство.</text:p>
                </text:list-item>
                <text:list-item>
                  <text:p text:style-name="P17">Коэффициент трансформации.</text:p>
                </text:list-item>
                <text:list-item>
                  <text:p text:style-name="P17">Трансформация нагрузки из вторичной в первичную цепь.</text:p>
                </text:list-item>
              </text:list>
            </text:list-item>
          </text:list>
        </text:list-item>
        <text:list-item>
          <text:p text:style-name="P17">Полное сопротивление (импеданс). <text:span text:style-name="T14">(2)</text:span></text:p>
          <text:list>
            <text:list-item>
              <text:p text:style-name="P18">Комплексное представление напряжений и токов. Формула Эйлера.</text:p>
            </text:list-item>
            <text:list-item>
              <text:p text:style-name="P18">Импеданс конденсатора и индуктивности.</text:p>
            </text:list-item>
            <text:list-item>
              <text:p text:style-name="P18">Обобщенный закон Ома.</text:p>
            </text:list-item>
            <text:list-item>
              <text:p text:style-name="P18">Мощность в реактивных схемах. Потери.</text:p>
            </text:list-item>
            <text:list-item>
              <text:p text:style-name="P46"><text:span text:style-name="T6">Обобщенный делитель напряжения. Частотные </text:span><text:span text:style-name="T3">RC-</text:span><text:span text:style-name="T6">фильтры.</text:span></text:p>
            </text:list-item>
            <text:list-item>
              <text:p text:style-name="P18">Применение векторных диаграмм.</text:p>
            </text:list-item>
            <text:list-item>
              <text:p text:style-name="P18">Резонансные схемы.</text:p>
            </text:list-item>
          </text:list>
        </text:list-item>
        <text:list-item>
          <text:p text:style-name="P18">Полупроводниковые диоды. <text:span text:style-name="T15">(1)</text:span></text:p>
          <text:list>
            <text:list-item>
              <text:p text:style-name="P18">Устройство и принцип действия.</text:p>
              <text:list>
                <text:list-item>
                  <text:p text:style-name="P47">P-N <text:span text:style-name="T6">переход.</text:span></text:p>
                </text:list-item>
                <text:list-item>
                  <text:p text:style-name="P18">Барьер Шоттки.</text:p>
                </text:list-item>
              </text:list>
            </text:list-item>
            <text:list-item>
              <text:p text:style-name="P19">Вольт-амперная характеристика.</text:p>
            </text:list-item>
            <text:list-item>
              <text:p text:style-name="P19">Выпрямитель.</text:p>
              <text:list>
                <text:list-item>
                  <text:p text:style-name="P19">Однополупериодный выпрямитель.</text:p>
                </text:list-item>
                <text:list-item>
                  <text:p text:style-name="P48"><text:span text:style-name="T6">Двухполупериодный выпрямитель </text:span><text:span text:style-name="T9">(мост)</text:span><text:span text:style-name="T6">.</text:span></text:p>
                </text:list-item>
                <text:list-item>
                  <text:p text:style-name="P20">Фильтрация выпрямленного напряжения.</text:p>
                </text:list-item>
                <text:list-item>
                  <text:p text:style-name="P20">Практические схемы выпрямителей.</text:p>
                </text:list-item>
                <text:list-item>
                  <text:p text:style-name="P20">Защита индуктивной нагрузки.</text:p>
                </text:list-item>
              </text:list>
            </text:list-item>
          </text:list>
        </text:list-item>
        <text:list-item>
          <text:p text:style-name="P21">Биполярные транзисторы. <text:span text:style-name="T16">(</text:span><text:span text:style-name="T17">4</text:span><text:span text:style-name="T16">)</text:span></text:p>
          <text:list>
            <text:list-item>
              <text:p text:style-name="P22">Устройство и принцип действия.</text:p>
            </text:list-item>
            <text:list-item>
              <text:p text:style-name="P22">Параметры.</text:p>
            </text:list-item>
            <text:list-item>
              <text:p text:style-name="P22">Режимы работы.</text:p>
            </text:list-item>
            <text:list-item>
              <text:p text:style-name="P22">Схемы включения.</text:p>
            </text:list-item>
            <text:list-item>
              <text:p text:style-name="P22">Модель усилителя тока.</text:p>
            </text:list-item>
            <text:list-item>
              <text:p text:style-name="P22">Ключ.</text:p>
            </text:list-item>
            <text:list-item>
              <text:p text:style-name="P22">Эмиттерный повторитель.</text:p>
            </text:list-item>
            <text:list-item>
              <text:p text:style-name="P24">Простейший стабилизатор напряжения.</text:p>
            </text:list-item>
            <text:list-item>
              <text:p text:style-name="P24">Источник тока. Эффект Эрли. Каскодная схема.</text:p>
            </text:list-item>
            <text:list-item>
              <text:p text:style-name="P25">Усилитель с общим эмиттером. Крутизна передаточной характеристики.</text:p>
            </text:list-item>
            <text:list-item>
              <text:p text:style-name="P25">Модель Эберса-Молла.</text:p>
            </text:list-item>
            <text:list-item>
              <text:p text:style-name="P25">Выходной импеданс эмиттерного повторителя.</text:p>
            </text:list-item>
            <text:list-item>
              <text:p text:style-name="P25">Более точная модель усилителя с общим эмиттером.</text:p>
            </text:list-item>
            <text:list-item>
              <text:p text:style-name="P25">Токовое зеркало.</text:p>
            </text:list-item>
            <text:list-item>
              <text:p text:style-name="P25">Двухтактные выходные каскады.</text:p>
            </text:list-item>
            <text:list-item>
              <text:p text:style-name="P25">Составной транзистор. Схемы Дарлингтона и Шиклаи.</text:p>
            </text:list-item>
            <text:list-item>
              <text:p text:style-name="P26">Дифференциальный усилитель.</text:p>
            </text:list-item>
            <text:list-item>
              <text:p text:style-name="P26">Эффект Миллера.</text:p>
            </text:list-item>
          </text:list>
        </text:list-item>
        <text:list-item>
          <text:p text:style-name="P21">Полевые транзисторы. <text:span text:style-name="T16">(</text:span><text:span text:style-name="T17">2</text:span><text:span text:style-name="T16">)</text:span></text:p>
          <text:list>
            <text:list-item>
              <text:p text:style-name="P27">Разновидности.</text:p>
            </text:list-item>
            <text:list-item>
              <text:p text:style-name="P23"><text:soft-page-break/>Устройство и принцип действия.</text:p>
            </text:list-item>
            <text:list-item>
              <text:p text:style-name="P23">Параметры.</text:p>
            </text:list-item>
            <text:list-item>
              <text:p text:style-name="P27">Входные и выходные характеристики.</text:p>
            </text:list-item>
            <text:list-item>
              <text:p text:style-name="P27">Типовые применения.<text:page-number text:select-page="current"/><text:page-number text:select-page="current"/></text:p>
              <text:list>
                <text:list-item>
                  <text:p text:style-name="P28">Логические вентили.</text:p>
                </text:list-item>
                <text:list-item>
                  <text:p text:style-name="P28">Коммутаторы аналоговых сигналов.</text:p>
                </text:list-item>
                <text:list-item>
                  <text:p text:style-name="P28">Ключи.</text:p>
                </text:list-item>
                <text:list-item>
                  <text:p text:style-name="P28">Источники тока.</text:p>
                </text:list-item>
                <text:list-item>
                  <text:p text:style-name="P28">Усилители.</text:p>
                </text:list-item>
                <text:list-item>
                  <text:p text:style-name="P28">Истоковые повторители.</text:p>
                </text:list-item>
                <text:list-item>
                  <text:p text:style-name="P28">Недостатки схем на ПТ.</text:p>
                </text:list-item>
                <text:list-item>
                  <text:p text:style-name="P29">Типовые схемы на ПТ.</text:p>
                </text:list-item>
              </text:list>
            </text:list-item>
          </text:list>
        </text:list-item>
        <text:list-item>
          <text:p text:style-name="P21">Операционные усилители. <text:span text:style-name="T16">(5)</text:span></text:p>
          <text:list>
            <text:list-item>
              <text:p text:style-name="P30">Понятие обратной связи.</text:p>
              <text:list>
                <text:list-item>
                  <text:p text:style-name="P30">Положительная обратная связь.</text:p>
                </text:list-item>
                <text:list-item>
                  <text:p text:style-name="P30">Отрицательная обратная связь.</text:p>
                </text:list-item>
                <text:list-item>
                  <text:p text:style-name="P51"><text:span text:style-name="T10">В</text:span><text:span text:style-name="T6">лияние обратной связи на работу схемы.</text:span></text:p>
                </text:list-item>
              </text:list>
            </text:list-item>
            <text:list-item>
              <text:p text:style-name="P30">Принцип действия ОУ.</text:p>
            </text:list-item>
            <text:list-item>
              <text:p text:style-name="P30">Параметры и свойства.</text:p>
            </text:list-item>
            <text:list-item>
              <text:p text:style-name="P15">Программируемые ОУ.</text:p>
            </text:list-item>
            <text:list-item>
              <text:p text:style-name="P30">Типовые схемы на ОУ.</text:p>
              <text:list>
                <text:list-item>
                  <text:p text:style-name="P30">Инвертирующий усилитель.</text:p>
                </text:list-item>
                <text:list-item>
                  <text:p text:style-name="P30">Неинвертирующий усилитель.</text:p>
                </text:list-item>
                <text:list-item>
                  <text:p text:style-name="P30">Повторитель.</text:p>
                </text:list-item>
                <text:list-item>
                  <text:p text:style-name="P30">Источник тока.</text:p>
                </text:list-item>
                <text:list-item>
                  <text:p text:style-name="P30">Преобразователь ток-напряжение.</text:p>
                </text:list-item>
                <text:list-item>
                  <text:p text:style-name="P30">Инструментальный усилитель.</text:p>
                </text:list-item>
                <text:list-item>
                  <text:p text:style-name="P30">Аналоговый сумматор.</text:p>
                </text:list-item>
                <text:list-item>
                  <text:p text:style-name="P30">Усилитель мощности.</text:p>
                </text:list-item>
                <text:list-item>
                  <text:p text:style-name="P30">Стабилизатор напряжения.</text:p>
                </text:list-item>
                <text:list-item>
                  <text:p text:style-name="P31">Выпрямитель.</text:p>
                </text:list-item>
                <text:list-item>
                  <text:p text:style-name="P15">Логарифмический усилитель.</text:p>
                </text:list-item>
                <text:list-item>
                  <text:p text:style-name="P15">Пиковый детектор.</text:p>
                </text:list-item>
                <text:list-item>
                  <text:p text:style-name="P15">Устройство выборки-хранения.</text:p>
                </text:list-item>
                <text:list-item>
                  <text:p text:style-name="P32">Амплитудный ограничитель.</text:p>
                </text:list-item>
                <text:list-item>
                  <text:p text:style-name="P32">Двухполупериодный выпрямитель.</text:p>
                </text:list-item>
                <text:list-item>
                  <text:p text:style-name="P32">Интегратор.</text:p>
                </text:list-item>
                <text:list-item>
                  <text:p text:style-name="P32">Дифференцирующий усилитель.</text:p>
                </text:list-item>
                <text:list-item>
                  <text:p text:style-name="P32">Компаратор. Триггер Шмидта.</text:p>
                </text:list-item>
                <text:list-item>
                  <text:p text:style-name="P32">Измеритель тока.</text:p>
                </text:list-item>
              </text:list>
            </text:list-item>
            <text:list-item>
              <text:p text:style-name="P31">Отличия реальных ОУ от идеальных.</text:p>
              <text:list>
                <text:list-item>
                  <text:p text:style-name="P31">Входной ток.</text:p>
                </text:list-item>
                <text:list-item>
                  <text:p text:style-name="P31">Ток сдвига.</text:p>
                </text:list-item>
                <text:list-item>
                  <text:p text:style-name="P31">Входной импеданс.</text:p>
                </text:list-item>
                <text:list-item>
                  <text:p text:style-name="P31">Входной диапазон.</text:p>
                  <text:list>
                    <text:list-item>
                      <text:p text:style-name="P31">Для синфазного сигнала.</text:p>
                    </text:list-item>
                    <text:list-item>
                      <text:p text:style-name="P31">Для дифференциального сигнала.</text:p>
                    </text:list-item>
                  </text:list>
                </text:list-item>
                <text:list-item>
                  <text:p text:style-name="P31">Выходной импеданс.</text:p>
                </text:list-item>
                <text:list-item>
                  <text:p text:style-name="P31"><text:soft-page-break/>Выходной диапазон.</text:p>
                </text:list-item>
                <text:list-item>
                  <text:p text:style-name="P31">Коэффициент усиления.</text:p>
                </text:list-item>
                <text:list-item>
                  <text:p text:style-name="P31">Фазовый сдвиг.</text:p>
                </text:list-item>
                <text:list-item>
                  <text:p text:style-name="P31">Напряжение сдвига.</text:p>
                </text:list-item>
                <text:list-item>
                  <text:p text:style-name="P31">Скорость нарастания.</text:p>
                </text:list-item>
                <text:list-item>
                  <text:p text:style-name="P31">Температурный дрейф.</text:p>
                </text:list-item>
              </text:list>
            </text:list-item>
            <text:list-item>
              <text:p text:style-name="P31">Учет неидеальности ОУ в схемах.</text:p>
            </text:list-item>
            <text:list-item>
              <text:p text:style-name="P32">Особенности работы от однополярного источника питания.</text:p>
            </text:list-item>
            <text:list-item>
              <text:p text:style-name="P33">Устойчивость работы ОУ. Частотная коррекция.</text:p>
            </text:list-item>
          </text:list>
        </text:list-item>
        <text:list-item>
          <text:p text:style-name="P34">Источники электропитания. <text:span text:style-name="T18">(3)</text:span></text:p>
          <text:list>
            <text:list-item>
              <text:p text:style-name="P21">Стабилизаторы напряжения.</text:p>
              <text:list>
                <text:list-item>
                  <text:p text:style-name="P35">Назначение.</text:p>
                </text:list-item>
                <text:list-item>
                  <text:p text:style-name="P35">Источник опорного напряжения.</text:p>
                </text:list-item>
                <text:list-item>
                  <text:p text:style-name="P36">Линейные стабилизаторы.</text:p>
                  <text:list>
                    <text:list-item>
                      <text:p text:style-name="P35">Первая ИМС ЛС 723.</text:p>
                    </text:list-item>
                    <text:list-item>
                      <text:p text:style-name="P35">Классические трехвыводные стабилизаторы.</text:p>
                    </text:list-item>
                    <text:list-item>
                      <text:p text:style-name="P35">Стабилизаторы с малым падением напряжения.</text:p>
                    </text:list-item>
                    <text:list-item>
                      <text:p text:style-name="P37">Регулируемые линейные стабилизаторы.</text:p>
                    </text:list-item>
                  </text:list>
                </text:list-item>
                <text:list-item>
                  <text:p text:style-name="P38">Импульсные стабилизаторы.</text:p>
                  <text:list>
                    <text:list-item>
                      <text:p text:style-name="P38">Понижающий преобразователь (<text:span text:style-name="T3">step-down).</text:span></text:p>
                    </text:list-item>
                    <text:list-item>
                      <text:p text:style-name="P38">Повышающий преобразователь (<text:span text:style-name="T3">step-up).</text:span></text:p>
                    </text:list-item>
                    <text:list-item>
                      <text:p text:style-name="P38">Инвертирующий преобразователь (<text:span text:style-name="T3">buck-boost).</text:span></text:p>
                    </text:list-item>
                    <text:list-item>
                      <text:p text:style-name="P38">Преобразователи с гальванической развязкой.</text:p>
                    </text:list-item>
                  </text:list>
                </text:list-item>
              </text:list>
            </text:list-item>
            <text:list-item>
              <text:p text:style-name="P35">Особенности проектирования мощных стабилизаторов.</text:p>
              <text:list>
                <text:list-item>
                  <text:p text:style-name="P35">Отвод тепла от регулирующих элементов.</text:p>
                </text:list-item>
                <text:list-item>
                  <text:p text:style-name="P35">Четырехпроводное подключение нагрузки.</text:p>
                </text:list-item>
                <text:list-item>
                  <text:p text:style-name="P37">Параллельное включение проходных транзисторов.</text:p>
                </text:list-item>
                <text:list-item>
                  <text:p text:style-name="P37">Область безопасной работы мощных транзисторов.</text:p>
                </text:list-item>
              </text:list>
            </text:list-item>
            <text:list-item>
              <text:p text:style-name="P36">Защита от превышения номинальных токов и напряжений.</text:p>
            </text:list-item>
            <text:list-item>
              <text:p text:style-name="P38">Силовые трансформаторы.</text:p>
            </text:list-item>
            <text:list-item>
              <text:p text:style-name="P38">Фильтрующие конденсаторы.</text:p>
            </text:list-item>
            <text:list-item>
              <text:p text:style-name="P38">Выпрямители.</text:p>
            </text:list-item>
          </text:list>
        </text:list-item>
        <text:list-item>
          <text:p text:style-name="P39">Фильтры частот. <text:span text:style-name="T16">(</text:span><text:span text:style-name="T5">2</text:span><text:span text:style-name="T16">)</text:span></text:p>
          <text:list>
            <text:list-item>
              <text:p text:style-name="P40">Пассивные фильтры.</text:p>
              <text:list>
                <text:list-item>
                  <text:p text:style-name="P49">RC.</text:p>
                </text:list-item>
                <text:list-item>
                  <text:p text:style-name="P49">LC.</text:p>
                </text:list-item>
              </text:list>
            </text:list-item>
            <text:list-item>
              <text:p text:style-name="P40">Активные фильтры.</text:p>
              <text:list>
                <text:list-item>
                  <text:p text:style-name="P40">Фильтр Саллена-Ки.</text:p>
                </text:list-item>
                <text:list-item>
                  <text:p text:style-name="P40">Фильтр Баттерворта.</text:p>
                </text:list-item>
                <text:list-item>
                  <text:p text:style-name="P40">Фильтр Чебышева.</text:p>
                </text:list-item>
                <text:list-item>
                  <text:p text:style-name="P40">Фильтр Бесселя.</text:p>
                </text:list-item>
              </text:list>
            </text:list-item>
            <text:list-item>
              <text:p text:style-name="P41">Схемы активных фильтров.</text:p>
            </text:list-item>
            <text:list-item>
              <text:p text:style-name="P41">Фильтр-пробка.</text:p>
            </text:list-item>
            <text:list-item>
              <text:p text:style-name="P41">Фильтры на гираторах и переключаемых конденсаторах.</text:p>
            </text:list-item>
            <text:list-item>
              <text:p text:style-name="P41">Цифровые фильтры.</text:p>
            </text:list-item>
          </text:list>
        </text:list-item>
        <text:list-item>
          <text:p text:style-name="P39">Генераторы. <text:span text:style-name="T17">(2)</text:span></text:p>
          <text:list>
            <text:list-item>
              <text:p text:style-name="P42">Назначение.</text:p>
            </text:list-item>
            <text:list-item>
              <text:p text:style-name="P42">Релаксационные генераторы.</text:p>
            </text:list-item>
            <text:list-item>
              <text:p text:style-name="P42"><text:soft-page-break/>ИМС 555.</text:p>
            </text:list-item>
            <text:list-item>
              <text:p text:style-name="P42">ГУН.</text:p>
            </text:list-item>
            <text:list-item>
              <text:p text:style-name="P43">Табличная генерация.</text:p>
            </text:list-item>
            <text:list-item>
              <text:p text:style-name="P43">Генератор с мостом Вина.</text:p>
            </text:list-item>
            <text:list-item>
              <text:p text:style-name="P50">LC-<text:span text:style-name="T6">генераторы.</text:span></text:p>
              <text:list>
                <text:list-item>
                  <text:p text:style-name="P43">Генератор Колпитца.</text:p>
                </text:list-item>
                <text:list-item>
                  <text:p text:style-name="P43">Генератор Хартли.</text:p>
                </text:list-item>
                <text:list-item>
                  <text:p text:style-name="P43">Паразитная генерация.</text:p>
                </text:list-item>
              </text:list>
            </text:list-item>
            <text:list-item>
              <text:p text:style-name="P43">Кварцевая стабилизация частоты.</text:p>
            </text:list-item>
          </text:list>
        </text:list-item>
        <text:list-item>
          <text:p text:style-name="P21">Аналого-цифровые и цифро-аналоговые преобразователи. <text:span text:style-name="T19">(1)</text:span></text:p>
          <text:list>
            <text:list-item>
              <text:p text:style-name="P44">ЦАП.</text:p>
              <text:list>
                <text:list-item>
                  <text:p text:style-name="P44">Назначение.</text:p>
                </text:list-item>
                <text:list-item>
                  <text:p text:style-name="P44">ЦАП на аналоговых сумматорах.</text:p>
                </text:list-item>
                <text:list-item>
                  <text:p text:style-name="P44">Цепь <text:span text:style-name="T3">R-2R.</text:span></text:p>
                </text:list-item>
                <text:list-item>
                  <text:p text:style-name="P44">Интегрирующие ЦАП. ШИМ.</text:p>
                </text:list-item>
              </text:list>
            </text:list-item>
            <text:list-item>
              <text:p text:style-name="P44">АЦП.</text:p>
              <text:list>
                <text:list-item>
                  <text:p text:style-name="P44">Параллельные АЦП.</text:p>
                </text:list-item>
                <text:list-item>
                  <text:p text:style-name="P44">АЦП последовательного приближения.</text:p>
                </text:list-item>
                <text:list-item>
                  <text:p text:style-name="P45">Преобразователи напряжение-частота.</text:p>
                </text:list-item>
                <text:list-item>
                  <text:p text:style-name="P45">Двойное интегрирование.</text:p>
                </text:list-item>
                <text:list-item>
                  <text:p text:style-name="P45">Дельта-сигма преобразование.</text:p>
                </text:list-item>
              </text:list>
            </text:list-item>
            <text:list-item>
              <text:p text:style-name="P45">Погрешности при преобразовании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1cm" loext:contextual-spacing="false" fo:text-align="center" style:justify-single-word="false"/>
      <style:text-properties fo:font-size="12pt" fo:font-weight="normal" officeooo:rsid="003a6a6e" officeooo:paragraph-rsid="0045223a" style:font-size-asian="12pt" style:font-weight-asian="normal" style:font-size-complex="12pt" style:font-weight-complex="normal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Pastel_20_Bouquet" draw:fill-hatch-name="Black_20_0_20_Degrees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Программа курса СES01</text:p>
      </style:header>
      <loext:header-first>
        <text:p text:style-name="MP1"/>
      </loext:header-first>
      <style:footer>
        <text:p text:style-name="MP2"><text:page-number text:select-page="current"/></text:p>
      </style:footer>
      <loext:footer-first>
        <text:p text:style-name="Footer"><text:page-number text:select-page="current"/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4T01:09:05.339000000</meta:creation-date>
    <meta:generator>LibreOffice/6.4.4.2$Windows_X86_64 LibreOffice_project/3d775be2011f3886db32dfd395a6a6d1ca2630ff</meta:generator>
    <dc:date>2022-04-26T14:00:46.992000000</dc:date>
    <meta:editing-duration>PT2H6M5S</meta:editing-duration>
    <meta:editing-cycles>40</meta:editing-cycles>
    <meta:document-statistic meta:table-count="0" meta:image-count="0" meta:object-count="0" meta:page-count="5" meta:paragraph-count="213" meta:word-count="826" meta:character-count="6770" meta:non-whitespace-character-count="6363"/>
  </office:meta>
</office:document-meta>
</file>